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33</text:p>
          </table:table-cell>
          <table:table-cell table:style-name="ACE-0" office:value-type="float" office:value="-35.909999999999997">
            <text:p>−35.91</text:p>
          </table:table-cell>
          <table:table-cell table:style-name="ACE-0" office:value-type="float" office:value="150.15000000000001">
            <text:p>150.15</text:p>
          </table:table-cell>
          <table:table-cell table:style-name="ACE-0" office:value-type="float" office:value="8510">
            <text:p>85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Organic clay with 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31.199999999999999">
            <text:p>−31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ThomChappell197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32</text:p>
          </table:table-cell>
          <table:table-cell table:style-name="ACE-0" office:value-type="float" office:value="-35.909999999999997">
            <text:p>−35.91</text:p>
          </table:table-cell>
          <table:table-cell table:style-name="ACE-0" office:value-type="float" office:value="150.15000000000001">
            <text:p>150.15</text:p>
          </table:table-cell>
          <table:table-cell table:style-name="ACE-0" office:value-type="float" office:value="9250">
            <text:p>92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Organic clay with 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37.299999999999997">
            <text:p>−37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ThomChappell197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7</text:p>
          </table:table-cell>
          <table:table-cell table:style-name="ACE-0" office:value-type="float" office:value="-35.909999999999997">
            <text:p>−35.91</text:p>
          </table:table-cell>
          <table:table-cell table:style-name="ACE-0" office:value-type="float" office:value="150.15000000000001">
            <text:p>150.15</text:p>
          </table:table-cell>
          <table:table-cell table:style-name="ACE-0" office:value-type="float" office:value="5850">
            <text:p>58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ceanic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9.3000000000000007">
            <text:p>−9.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ThomChappell197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</text:p>
          </table:table-cell>
          <table:table-cell table:style-name="ACE-0" office:value-type="float" office:value="-35.909999999999997">
            <text:p>−35.91</text:p>
          </table:table-cell>
          <table:table-cell table:style-name="ACE-0" office:value-type="float" office:value="150.15000000000001">
            <text:p>150.15</text:p>
          </table:table-cell>
          <table:table-cell table:style-name="ACE-0" office:value-type="float" office:value="5810">
            <text:p>58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ceanic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8.4000000000000004">
            <text:p>−8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ThomChappell197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18</text:p>
          </table:table-cell>
          <table:table-cell table:style-name="ACE-0" office:value-type="float" office:value="-35.909999999999997">
            <text:p>−35.91</text:p>
          </table:table-cell>
          <table:table-cell table:style-name="ACE-0" office:value-type="float" office:value="150.15000000000001">
            <text:p>150.15</text:p>
          </table:table-cell>
          <table:table-cell table:style-name="ACE-0" office:value-type="float" office:value="5910">
            <text:p>591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Oceanic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2999999999999998">
            <text:p>−2.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ThomChappell197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17</text:p>
          </table:table-cell>
          <table:table-cell table:style-name="ACE-0" office:value-type="float" office:value="-35.909999999999997">
            <text:p>−35.91</text:p>
          </table:table-cell>
          <table:table-cell table:style-name="ACE-0" office:value-type="float" office:value="150.15000000000001">
            <text:p>150.15</text:p>
          </table:table-cell>
          <table:table-cell table:style-name="ACE-0" office:value-type="float" office:value="6080">
            <text:p>608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Oceanic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1000000000000001">
            <text:p>−2.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ThomChappell197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200</text:p>
          </table:table-cell>
          <table:table-cell table:style-name="ACE-0" office:value-type="float" office:value="-35.909999999999997">
            <text:p>−35.91</text:p>
          </table:table-cell>
          <table:table-cell table:style-name="ACE-0" office:value-type="float" office:value="150.15000000000001">
            <text:p>150.15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ceanic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2.4">
            <text:p>−12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ThomChappell197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19</text:p>
          </table:table-cell>
          <table:table-cell table:style-name="ACE-0" office:value-type="float" office:value="-35.909999999999997">
            <text:p>−35.91</text:p>
          </table:table-cell>
          <table:table-cell table:style-name="ACE-0" office:value-type="float" office:value="150.15000000000001">
            <text:p>150.15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Oceanic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ThomChappell197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40</text:p>
          </table:table-cell>
          <table:table-cell table:style-name="ACE-0" office:value-type="float" office:value="-35.909999999999997">
            <text:p>−35.91</text:p>
          </table:table-cell>
          <table:table-cell table:style-name="ACE-0" office:value-type="float" office:value="150.15000000000001">
            <text:p>150.15</text:p>
          </table:table-cell>
          <table:table-cell table:style-name="ACE-0" office:value-type="float" office:value="8500">
            <text:p>850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Oceanic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6.600000000000001">
            <text:p>−16.6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homChappell197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41</text:p>
          </table:table-cell>
          <table:table-cell table:style-name="ACE-0" office:value-type="float" office:value="-35.909999999999997">
            <text:p>−35.91</text:p>
          </table:table-cell>
          <table:table-cell table:style-name="ACE-0" office:value-type="float" office:value="150.15000000000001">
            <text:p>150.15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Oceanic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22.199999999999999">
            <text:p>−22.2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homChappell197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k-8237</text:p>
          </table:table-cell>
          <table:table-cell table:style-name="ACE-0" office:value-type="float" office:value="-35.677">
            <text:p>−35.677</text:p>
          </table:table-cell>
          <table:table-cell table:style-name="ACE-0" office:value-type="float" office:value="150.30000000000001">
            <text:p>150.3</text:p>
          </table:table-cell>
          <table:table-cell table:style-name="ACE-0" office:value-type="float" office:value="4750">
            <text:p>47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. australis within barnacle permieter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1,HaworthEtal2002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k-8025</text:p>
          </table:table-cell>
          <table:table-cell table:style-name="ACE-0" office:value-type="float" office:value="-35.668999999999997">
            <text:p>−35.669</text:p>
          </table:table-cell>
          <table:table-cell table:style-name="ACE-0" office:value-type="float" office:value="150.30600000000001">
            <text:p>150.306</text:p>
          </table:table-cell>
          <table:table-cell table:style-name="ACE-0" office:value-type="float" office:value="3235">
            <text:p>323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aleolaria <text:s/>open to main ocean sw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aker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aik-8235</text:p>
          </table:table-cell>
          <table:table-cell table:style-name="ACE-0" office:value-type="float" office:value="-35.606000000000002">
            <text:p>−35.606</text:p>
          </table:table-cell>
          <table:table-cell table:style-name="ACE-0" office:value-type="float" office:value="150.334">
            <text:p>150.334</text:p>
          </table:table-cell>
          <table:table-cell table:style-name="ACE-0" office:value-type="float" office:value="2200">
            <text:p>22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aleolaria <text:s/>open to main ocean sw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BakerEtal2001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G-288</text:p>
          </table:table-cell>
          <table:table-cell table:style-name="ACE-0" office:value-type="float" office:value="-35.439999999999998">
            <text:p>−35.44</text:p>
          </table:table-cell>
          <table:table-cell table:style-name="ACE-0" office:value-type="float" office:value="150.40000000000001">
            <text:p>150.4</text:p>
          </table:table-cell>
          <table:table-cell table:style-name="ACE-0" office:value-type="float" office:value="6710">
            <text:p>67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.5600000000000001">
            <text:p>−1.5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084</text:p>
          </table:table-cell>
          <table:table-cell table:style-name="ACE-0" office:value-type="float" office:value="-35.420499999999997">
            <text:p>−35.4205</text:p>
          </table:table-cell>
          <table:table-cell table:style-name="ACE-0" office:value-type="float" office:value="150.4128">
            <text:p>150.4128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085</text:p>
          </table:table-cell>
          <table:table-cell table:style-name="ACE-0" office:value-type="float" office:value="-35.420499999999997">
            <text:p>−35.4205</text:p>
          </table:table-cell>
          <table:table-cell table:style-name="ACE-0" office:value-type="float" office:value="150.4128">
            <text:p>150.4128</text:p>
          </table:table-cell>
          <table:table-cell table:style-name="ACE-0" office:value-type="float" office:value="3640">
            <text:p>36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41999999999999998">
            <text:p>−0.4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4,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086</text:p>
          </table:table-cell>
          <table:table-cell table:style-name="ACE-0" office:value-type="float" office:value="-35.420499999999997">
            <text:p>−35.4205</text:p>
          </table:table-cell>
          <table:table-cell table:style-name="ACE-0" office:value-type="float" office:value="150.4128">
            <text:p>150.4128</text:p>
          </table:table-cell>
          <table:table-cell table:style-name="ACE-0" office:value-type="float" office:value="7540">
            <text:p>754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4,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66</text:p>
          </table:table-cell>
          <table:table-cell table:style-name="ACE-0" office:value-type="float" office:value="-35.420499999999997">
            <text:p>−35.4205</text:p>
          </table:table-cell>
          <table:table-cell table:style-name="ACE-0" office:value-type="float" office:value="150.4128">
            <text:p>150.4128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37">
            <text:p>−0.3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68</text:p>
          </table:table-cell>
          <table:table-cell table:style-name="ACE-0" office:value-type="float" office:value="-35.420499999999997">
            <text:p>−35.4205</text:p>
          </table:table-cell>
          <table:table-cell table:style-name="ACE-0" office:value-type="float" office:value="150.4128">
            <text:p>150.4128</text:p>
          </table:table-cell>
          <table:table-cell table:style-name="ACE-0" office:value-type="float" office:value="4960">
            <text:p>496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.6699999999999999">
            <text:p>−1.6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G-227</text:p>
          </table:table-cell>
          <table:table-cell table:style-name="ACE-0" office:value-type="float" office:value="-35.420499999999997">
            <text:p>−35.4205</text:p>
          </table:table-cell>
          <table:table-cell table:style-name="ACE-0" office:value-type="float" office:value="150.4128">
            <text:p>150.4128</text:p>
          </table:table-cell>
          <table:table-cell table:style-name="ACE-0" office:value-type="float" office:value="4370">
            <text:p>437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41999999999999998">
            <text:p>−0.4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082</text:p>
          </table:table-cell>
          <table:table-cell table:style-name="ACE-0" office:value-type="float" office:value="-35.414700000000003">
            <text:p>−35.4147</text:p>
          </table:table-cell>
          <table:table-cell table:style-name="ACE-0" office:value-type="float" office:value="150.41409999999999">
            <text:p>150.4141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083</text:p>
          </table:table-cell>
          <table:table-cell table:style-name="ACE-0" office:value-type="float" office:value="-35.414700000000003">
            <text:p>−35.4147</text:p>
          </table:table-cell>
          <table:table-cell table:style-name="ACE-0" office:value-type="float" office:value="150.41409999999999">
            <text:p>150.4141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55</text:p>
          </table:table-cell>
          <table:table-cell table:style-name="ACE-0" office:value-type="float" office:value="-35.388199999999998">
            <text:p>−35.3882</text:p>
          </table:table-cell>
          <table:table-cell table:style-name="ACE-0" office:value-type="float" office:value="150.4127">
            <text:p>150.4127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77">
            <text:p>−3.7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56</text:p>
          </table:table-cell>
          <table:table-cell table:style-name="ACE-0" office:value-type="float" office:value="-35.388199999999998">
            <text:p>−35.3882</text:p>
          </table:table-cell>
          <table:table-cell table:style-name="ACE-0" office:value-type="float" office:value="150.4127">
            <text:p>150.4127</text:p>
          </table:table-cell>
          <table:table-cell table:style-name="ACE-0" office:value-type="float" office:value="7220">
            <text:p>7220</text:p>
          </table:table-cell>
          <table:table-cell table:style-name="ACE-0" office:value-type="float" office:value="380">
            <text:p>3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9300000000000002">
            <text:p>−3.9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58</text:p>
          </table:table-cell>
          <table:table-cell table:style-name="ACE-0" office:value-type="float" office:value="-35.388199999999998">
            <text:p>−35.3882</text:p>
          </table:table-cell>
          <table:table-cell table:style-name="ACE-0" office:value-type="float" office:value="150.4127">
            <text:p>150.4127</text:p>
          </table:table-cell>
          <table:table-cell table:style-name="ACE-0" office:value-type="float" office:value="7220">
            <text:p>7220</text:p>
          </table:table-cell>
          <table:table-cell table:style-name="ACE-0" office:value-type="float" office:value="380">
            <text:p>3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3.9300000000000002">
            <text:p>−3.9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55</text:p>
          </table:table-cell>
          <table:table-cell table:style-name="ACE-0" office:value-type="float" office:value="-35.388199999999998">
            <text:p>−35.3882</text:p>
          </table:table-cell>
          <table:table-cell table:style-name="ACE-0" office:value-type="float" office:value="150.4127">
            <text:p>150.4127</text:p>
          </table:table-cell>
          <table:table-cell table:style-name="ACE-0" office:value-type="float" office:value="5290">
            <text:p>529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6299999999999999">
            <text:p>−3.6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G-749</text:p>
          </table:table-cell>
          <table:table-cell table:style-name="ACE-0" office:value-type="float" office:value="-35.388199999999998">
            <text:p>−35.3882</text:p>
          </table:table-cell>
          <table:table-cell table:style-name="ACE-0" office:value-type="float" office:value="150.4127">
            <text:p>150.4127</text:p>
          </table:table-cell>
          <table:table-cell table:style-name="ACE-0" office:value-type="float" office:value="6770">
            <text:p>67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K. scalarin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4.1299999999999999">
            <text:p>−4.1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H-293</text:p>
          </table:table-cell>
          <table:table-cell table:style-name="ACE-0" office:value-type="float" office:value="-35.388199999999998">
            <text:p>−35.3882</text:p>
          </table:table-cell>
          <table:table-cell table:style-name="ACE-0" office:value-type="float" office:value="150.4127">
            <text:p>150.4127</text:p>
          </table:table-cell>
          <table:table-cell table:style-name="ACE-0" office:value-type="float" office:value="4790">
            <text:p>479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V. australi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3.7999999999999998">
            <text:p>−3.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23</text:p>
          </table:table-cell>
          <table:table-cell table:style-name="ACE-0" office:value-type="float" office:value="-35.386400000000002">
            <text:p>−35.3864</text:p>
          </table:table-cell>
          <table:table-cell table:style-name="ACE-0" office:value-type="float" office:value="150.4134">
            <text:p>150.4134</text:p>
          </table:table-cell>
          <table:table-cell table:style-name="ACE-0" office:value-type="float" office:value="700">
            <text:p>7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68000000000000005">
            <text:p>−0.6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24</text:p>
          </table:table-cell>
          <table:table-cell table:style-name="ACE-0" office:value-type="float" office:value="-35.386400000000002">
            <text:p>−35.3864</text:p>
          </table:table-cell>
          <table:table-cell table:style-name="ACE-0" office:value-type="float" office:value="150.4134">
            <text:p>150.4134</text:p>
          </table:table-cell>
          <table:table-cell table:style-name="ACE-0" office:value-type="float" office:value="650">
            <text:p>6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68000000000000005">
            <text:p>−0.6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24</text:p>
          </table:table-cell>
          <table:table-cell table:style-name="ACE-0" office:value-type="float" office:value="-35.386400000000002">
            <text:p>−35.3864</text:p>
          </table:table-cell>
          <table:table-cell table:style-name="ACE-0" office:value-type="float" office:value="150.4134">
            <text:p>150.4134</text:p>
          </table:table-cell>
          <table:table-cell table:style-name="ACE-0" office:value-type="float" office:value="310">
            <text:p>31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81000000000000005">
            <text:p>−0.8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H-285</text:p>
          </table:table-cell>
          <table:table-cell table:style-name="ACE-0" office:value-type="float" office:value="-35.381300000000003">
            <text:p>−35.3813</text:p>
          </table:table-cell>
          <table:table-cell table:style-name="ACE-0" office:value-type="float" office:value="150.43770000000001">
            <text:p>150.4377</text:p>
          </table:table-cell>
          <table:table-cell table:style-name="ACE-0" office:value-type="float" office:value="7770">
            <text:p>77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4.1299999999999999">
            <text:p>−4.1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090</text:p>
          </table:table-cell>
          <table:table-cell table:style-name="ACE-0" office:value-type="float" office:value="-35.357900000000001">
            <text:p>−35.3579</text:p>
          </table:table-cell>
          <table:table-cell table:style-name="ACE-0" office:value-type="float" office:value="150.43889999999999">
            <text:p>150.4389</text:p>
          </table:table-cell>
          <table:table-cell table:style-name="ACE-0" office:value-type="float" office:value="1080">
            <text:p>10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81000000000000005">
            <text:p>−0.8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4,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890</text:p>
          </table:table-cell>
          <table:table-cell table:style-name="ACE-0" office:value-type="float" office:value="-35.357900000000001">
            <text:p>−35.3579</text:p>
          </table:table-cell>
          <table:table-cell table:style-name="ACE-0" office:value-type="float" office:value="150.43889999999999">
            <text:p>150.4389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080000000000000002">
            <text:p>−0.0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G-229</text:p>
          </table:table-cell>
          <table:table-cell table:style-name="ACE-0" office:value-type="float" office:value="-35.357900000000001">
            <text:p>−35.3579</text:p>
          </table:table-cell>
          <table:table-cell table:style-name="ACE-0" office:value-type="float" office:value="150.43889999999999">
            <text:p>150.4389</text:p>
          </table:table-cell>
          <table:table-cell table:style-name="ACE-0" office:value-type="float" office:value="540">
            <text:p>5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81000000000000005">
            <text:p>−0.8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091</text:p>
          </table:table-cell>
          <table:table-cell table:style-name="ACE-0" office:value-type="float" office:value="-35.356299999999997">
            <text:p>−35.3563</text:p>
          </table:table-cell>
          <table:table-cell table:style-name="ACE-0" office:value-type="float" office:value="150.43780000000001">
            <text:p>150.4378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75">
            <text:p>−0.7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20</text:p>
          </table:table-cell>
          <table:table-cell table:style-name="ACE-0" office:value-type="float" office:value="-35.192500000000003">
            <text:p>−35.1925</text:p>
          </table:table-cell>
          <table:table-cell table:style-name="ACE-0" office:value-type="float" office:value="150.56100000000001">
            <text:p>150.561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60999999999999999">
            <text:p>−0.6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1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22</text:p>
          </table:table-cell>
          <table:table-cell table:style-name="ACE-0" office:value-type="float" office:value="-35.192500000000003">
            <text:p>−35.1925</text:p>
          </table:table-cell>
          <table:table-cell table:style-name="ACE-0" office:value-type="float" office:value="150.56100000000001">
            <text:p>150.561</text:p>
          </table:table-cell>
          <table:table-cell table:style-name="ACE-0" office:value-type="float" office:value="6520">
            <text:p>652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2799999999999998">
            <text:p>−2.2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1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24</text:p>
          </table:table-cell>
          <table:table-cell table:style-name="ACE-0" office:value-type="float" office:value="-35.192500000000003">
            <text:p>−35.1925</text:p>
          </table:table-cell>
          <table:table-cell table:style-name="ACE-0" office:value-type="float" office:value="150.56100000000001">
            <text:p>150.561</text:p>
          </table:table-cell>
          <table:table-cell table:style-name="ACE-0" office:value-type="float" office:value="5820">
            <text:p>582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6699999999999999">
            <text:p>−3.6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1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304</text:p>
          </table:table-cell>
          <table:table-cell table:style-name="ACE-0" office:value-type="float" office:value="-35.192500000000003">
            <text:p>−35.1925</text:p>
          </table:table-cell>
          <table:table-cell table:style-name="ACE-0" office:value-type="float" office:value="150.56100000000001">
            <text:p>150.561</text:p>
          </table:table-cell>
          <table:table-cell table:style-name="ACE-0" office:value-type="float" office:value="3600">
            <text:p>36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0.62">
            <text:p>−0.6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1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38</text:p>
          </table:table-cell>
          <table:table-cell table:style-name="ACE-0" office:value-type="float" office:value="-35.1798">
            <text:p>−35.1798</text:p>
          </table:table-cell>
          <table:table-cell table:style-name="ACE-0" office:value-type="float" office:value="150.5472">
            <text:p>150.5472</text:p>
          </table:table-cell>
          <table:table-cell table:style-name="ACE-0" office:value-type="float" office:value="7590">
            <text:p>7590</text:p>
          </table:table-cell>
          <table:table-cell table:style-name="ACE-0" office:value-type="float" office:value="420">
            <text:p>4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.8300000000000001">
            <text:p>−1.8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1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G-747</text:p>
          </table:table-cell>
          <table:table-cell table:style-name="ACE-0" office:value-type="float" office:value="-35.1798">
            <text:p>−35.1798</text:p>
          </table:table-cell>
          <table:table-cell table:style-name="ACE-0" office:value-type="float" office:value="150.5472">
            <text:p>150.5472</text:p>
          </table:table-cell>
          <table:table-cell table:style-name="ACE-0" office:value-type="float" office:value="6430">
            <text:p>643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77">
            <text:p>−1.7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1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26</text:p>
          </table:table-cell>
          <table:table-cell table:style-name="ACE-0" office:value-type="float" office:value="-35.177700000000002">
            <text:p>−35.1777</text:p>
          </table:table-cell>
          <table:table-cell table:style-name="ACE-0" office:value-type="float" office:value="150.56399999999999">
            <text:p>150.564</text:p>
          </table:table-cell>
          <table:table-cell table:style-name="ACE-0" office:value-type="float" office:value="8180">
            <text:p>8180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9100000000000001">
            <text:p>−2.9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1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28</text:p>
          </table:table-cell>
          <table:table-cell table:style-name="ACE-0" office:value-type="float" office:value="-35.177700000000002">
            <text:p>−35.1777</text:p>
          </table:table-cell>
          <table:table-cell table:style-name="ACE-0" office:value-type="float" office:value="150.56399999999999">
            <text:p>150.564</text:p>
          </table:table-cell>
          <table:table-cell table:style-name="ACE-0" office:value-type="float" office:value="7700">
            <text:p>7700</text:p>
          </table:table-cell>
          <table:table-cell table:style-name="ACE-0" office:value-type="float" office:value="340">
            <text:p>34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3.48">
            <text:p>−3.4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1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307</text:p>
          </table:table-cell>
          <table:table-cell table:style-name="ACE-0" office:value-type="float" office:value="-35.177700000000002">
            <text:p>−35.1777</text:p>
          </table:table-cell>
          <table:table-cell table:style-name="ACE-0" office:value-type="float" office:value="150.56399999999999">
            <text:p>150.564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3.1200000000000001">
            <text:p>−3.12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1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318</text:p>
          </table:table-cell>
          <table:table-cell table:style-name="ACE-0" office:value-type="float" office:value="-35.174999999999997">
            <text:p>−35.175</text:p>
          </table:table-cell>
          <table:table-cell table:style-name="ACE-0" office:value-type="float" office:value="150.5624">
            <text:p>150.5624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0.84999999999999998">
            <text:p>−0.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1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4306</text:p>
          </table:table-cell>
          <table:table-cell table:style-name="ACE-0" office:value-type="float" office:value="-35.174999999999997">
            <text:p>−35.175</text:p>
          </table:table-cell>
          <table:table-cell table:style-name="ACE-0" office:value-type="float" office:value="150.5624">
            <text:p>150.5624</text:p>
          </table:table-cell>
          <table:table-cell table:style-name="ACE-0" office:value-type="float" office:value="7630">
            <text:p>763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1.6399999999999999">
            <text:p>−1.6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1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507</text:p>
          </table:table-cell>
          <table:table-cell table:style-name="ACE-0" office:value-type="float" office:value="-35.174599999999998">
            <text:p>−35.1746</text:p>
          </table:table-cell>
          <table:table-cell table:style-name="ACE-0" office:value-type="float" office:value="150.5625">
            <text:p>150.5625</text:p>
          </table:table-cell>
          <table:table-cell table:style-name="ACE-0" office:value-type="float" office:value="5710">
            <text:p>571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.6699999999999999">
            <text:p>−1.6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19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H-289</text:p>
          </table:table-cell>
          <table:table-cell table:style-name="ACE-0" office:value-type="float" office:value="-35.147399999999998">
            <text:p>−35.1474</text:p>
          </table:table-cell>
          <table:table-cell table:style-name="ACE-0" office:value-type="float" office:value="150.6121">
            <text:p>150.6121</text:p>
          </table:table-cell>
          <table:table-cell table:style-name="ACE-0" office:value-type="float" office:value="6480">
            <text:p>648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. <text:s/>fumatu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1.78">
            <text:p>−1.78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99</text:p>
          </table:table-cell>
          <table:table-cell table:style-name="ACE-0" office:value-type="float" office:value="-35.147399999999998">
            <text:p>−35.1474</text:p>
          </table:table-cell>
          <table:table-cell table:style-name="ACE-0" office:value-type="float" office:value="150.6122">
            <text:p>150.6122</text:p>
          </table:table-cell>
          <table:table-cell table:style-name="ACE-0" office:value-type="float" office:value="5020">
            <text:p>502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.52">
            <text:p>−1.5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25</text:p>
          </table:table-cell>
          <table:table-cell table:style-name="ACE-0" office:value-type="float" office:value="-35.144100000000002">
            <text:p>−35.1441</text:p>
          </table:table-cell>
          <table:table-cell table:style-name="ACE-0" office:value-type="float" office:value="150.61109999999999">
            <text:p>150.6111</text:p>
          </table:table-cell>
          <table:table-cell table:style-name="ACE-0" office:value-type="float" office:value="6980">
            <text:p>6980</text:p>
          </table:table-cell>
          <table:table-cell table:style-name="ACE-0" office:value-type="float" office:value="340">
            <text:p>34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509</text:p>
          </table:table-cell>
          <table:table-cell table:style-name="ACE-0" office:value-type="float" office:value="-35.1432">
            <text:p>−35.1432</text:p>
          </table:table-cell>
          <table:table-cell table:style-name="ACE-0" office:value-type="float" office:value="150.61330000000001">
            <text:p>150.6133</text:p>
          </table:table-cell>
          <table:table-cell table:style-name="ACE-0" office:value-type="float" office:value="7120">
            <text:p>712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4.0700000000000003">
            <text:p>−4.0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H-295</text:p>
          </table:table-cell>
          <table:table-cell table:style-name="ACE-0" office:value-type="float" office:value="-35.143099999999997">
            <text:p>−35.1431</text:p>
          </table:table-cell>
          <table:table-cell table:style-name="ACE-0" office:value-type="float" office:value="150.61330000000001">
            <text:p>150.6133</text:p>
          </table:table-cell>
          <table:table-cell table:style-name="ACE-0" office:value-type="float" office:value="6110">
            <text:p>611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P. <text:s/>fumatu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95</text:p>
          </table:table-cell>
          <table:table-cell table:style-name="ACE-0" office:value-type="float" office:value="-35.1203">
            <text:p>−35.1203</text:p>
          </table:table-cell>
          <table:table-cell table:style-name="ACE-0" office:value-type="float" office:value="150.6438">
            <text:p>150.6438</text:p>
          </table:table-cell>
          <table:table-cell table:style-name="ACE-0" office:value-type="float" office:value="6080">
            <text:p>608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5.21">
            <text:p>−5.2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96</text:p>
          </table:table-cell>
          <table:table-cell table:style-name="ACE-0" office:value-type="float" office:value="-35.1203">
            <text:p>−35.1203</text:p>
          </table:table-cell>
          <table:table-cell table:style-name="ACE-0" office:value-type="float" office:value="150.6438">
            <text:p>150.6438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6.1600000000000001">
            <text:p>−6.1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498</text:p>
          </table:table-cell>
          <table:table-cell table:style-name="ACE-0" office:value-type="float" office:value="-35.1203">
            <text:p>−35.1203</text:p>
          </table:table-cell>
          <table:table-cell table:style-name="ACE-0" office:value-type="float" office:value="150.6438">
            <text:p>150.6438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6.4699999999999998">
            <text:p>−6.4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H-286</text:p>
          </table:table-cell>
          <table:table-cell table:style-name="ACE-0" office:value-type="float" office:value="-35.120199999999997">
            <text:p>−35.1202</text:p>
          </table:table-cell>
          <table:table-cell table:style-name="ACE-0" office:value-type="float" office:value="150.6437">
            <text:p>150.6437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210">
            <text:p>210</text:p>
          </table:table-cell>
          <table:table-cell table:style-name="ACE-0" office:value-type="string">
            <text:p>S. vaginoide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6.4699999999999998">
            <text:p>−6.4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24</text:p>
          </table:table-cell>
          <table:table-cell table:style-name="ACE-0" office:value-type="float" office:value="-35.119999999999997">
            <text:p>−35.12</text:p>
          </table:table-cell>
          <table:table-cell table:style-name="ACE-0" office:value-type="float" office:value="150.61000000000001">
            <text:p>150.61</text:p>
          </table:table-cell>
          <table:table-cell table:style-name="ACE-0" office:value-type="float" office:value="8550">
            <text:p>855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Estuarine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21.5">
            <text:p>−21.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ThomChappell197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H-288</text:p>
          </table:table-cell>
          <table:table-cell table:style-name="ACE-0" office:value-type="float" office:value="-35.117800000000003">
            <text:p>−35.1178</text:p>
          </table:table-cell>
          <table:table-cell table:style-name="ACE-0" office:value-type="float" office:value="150.64340000000001">
            <text:p>150.6434</text:p>
          </table:table-cell>
          <table:table-cell table:style-name="ACE-0" office:value-type="float" office:value="7330">
            <text:p>73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6.2699999999999996">
            <text:p>−6.2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6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545</text:p>
          </table:table-cell>
          <table:table-cell table:style-name="ACE-0" office:value-type="float" office:value="-35.111400000000003">
            <text:p>−35.1114</text:p>
          </table:table-cell>
          <table:table-cell table:style-name="ACE-0" office:value-type="float" office:value="150.64269999999999">
            <text:p>150.6427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3399999999999999">
            <text:p>−3.3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76</text:p>
          </table:table-cell>
          <table:table-cell table:style-name="ACE-0" office:value-type="float" office:value="-35.106900000000003">
            <text:p>−35.1069</text:p>
          </table:table-cell>
          <table:table-cell table:style-name="ACE-0" office:value-type="float" office:value="150.65119999999999">
            <text:p>150.6512</text:p>
          </table:table-cell>
          <table:table-cell table:style-name="ACE-0" office:value-type="float" office:value="6860">
            <text:p>686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5.5999999999999996">
            <text:p>−5.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77</text:p>
          </table:table-cell>
          <table:table-cell table:style-name="ACE-0" office:value-type="float" office:value="-35.106900000000003">
            <text:p>−35.1069</text:p>
          </table:table-cell>
          <table:table-cell table:style-name="ACE-0" office:value-type="float" office:value="150.65119999999999">
            <text:p>150.6512</text:p>
          </table:table-cell>
          <table:table-cell table:style-name="ACE-0" office:value-type="float" office:value="7240">
            <text:p>7240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.0300000000000002">
            <text:p>−6.0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78</text:p>
          </table:table-cell>
          <table:table-cell table:style-name="ACE-0" office:value-type="float" office:value="-35.106900000000003">
            <text:p>−35.1069</text:p>
          </table:table-cell>
          <table:table-cell table:style-name="ACE-0" office:value-type="float" office:value="150.65119999999999">
            <text:p>150.6512</text:p>
          </table:table-cell>
          <table:table-cell table:style-name="ACE-0" office:value-type="float" office:value="6600">
            <text:p>660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5.7400000000000002">
            <text:p>−5.7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21</text:p>
          </table:table-cell>
          <table:table-cell table:style-name="ACE-0" office:value-type="float" office:value="-35.106000000000002">
            <text:p>−35.106</text:p>
          </table:table-cell>
          <table:table-cell table:style-name="ACE-0" office:value-type="float" office:value="150.64869999999999">
            <text:p>150.6487</text:p>
          </table:table-cell>
          <table:table-cell table:style-name="ACE-0" office:value-type="float" office:value="7290">
            <text:p>7290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3500000000000001">
            <text:p>−3.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22</text:p>
          </table:table-cell>
          <table:table-cell table:style-name="ACE-0" office:value-type="float" office:value="-35.106000000000002">
            <text:p>−35.106</text:p>
          </table:table-cell>
          <table:table-cell table:style-name="ACE-0" office:value-type="float" office:value="150.64869999999999">
            <text:p>150.6487</text:p>
          </table:table-cell>
          <table:table-cell table:style-name="ACE-0" office:value-type="float" office:value="8040">
            <text:p>8040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3.75">
            <text:p>−3.75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64</text:p>
          </table:table-cell>
          <table:table-cell table:style-name="ACE-0" office:value-type="float" office:value="-35.106000000000002">
            <text:p>−35.106</text:p>
          </table:table-cell>
          <table:table-cell table:style-name="ACE-0" office:value-type="float" office:value="150.64869999999999">
            <text:p>150.6487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6899999999999999">
            <text:p>−3.6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3327</text:p>
          </table:table-cell>
          <table:table-cell table:style-name="ACE-0" office:value-type="float" office:value="-35.105200000000004">
            <text:p>−35.1052</text:p>
          </table:table-cell>
          <table:table-cell table:style-name="ACE-0" office:value-type="float" office:value="150.64699999999999">
            <text:p>150.647</text:p>
          </table:table-cell>
          <table:table-cell table:style-name="ACE-0" office:value-type="float" office:value="7500">
            <text:p>75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ngrove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6.3200000000000003">
            <text:p>−6.32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65</text:p>
          </table:table-cell>
          <table:table-cell table:style-name="ACE-0" office:value-type="float" office:value="-35.104199999999999">
            <text:p>−35.1042</text:p>
          </table:table-cell>
          <table:table-cell table:style-name="ACE-0" office:value-type="float" office:value="150.64230000000001">
            <text:p>150.6423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.54">
            <text:p>−1.5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19</text:p>
          </table:table-cell>
          <table:table-cell table:style-name="ACE-0" office:value-type="float" office:value="-35.1021">
            <text:p>−35.1021</text:p>
          </table:table-cell>
          <table:table-cell table:style-name="ACE-0" office:value-type="float" office:value="150.6455">
            <text:p>150.6455</text:p>
          </table:table-cell>
          <table:table-cell table:style-name="ACE-0" office:value-type="float" office:value="5110">
            <text:p>511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1.95">
            <text:p>−1.9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120</text:p>
          </table:table-cell>
          <table:table-cell table:style-name="ACE-0" office:value-type="float" office:value="-35.1021">
            <text:p>−35.1021</text:p>
          </table:table-cell>
          <table:table-cell table:style-name="ACE-0" office:value-type="float" office:value="150.6455">
            <text:p>150.6455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4.1200000000000001">
            <text:p>−4.1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077</text:p>
          </table:table-cell>
          <table:table-cell table:style-name="ACE-0" office:value-type="float" office:value="-35.100200000000001">
            <text:p>−35.1002</text:p>
          </table:table-cell>
          <table:table-cell table:style-name="ACE-0" office:value-type="float" office:value="150.6456">
            <text:p>150.6456</text:p>
          </table:table-cell>
          <table:table-cell table:style-name="ACE-0" office:value-type="float" office:value="6060">
            <text:p>606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2.71">
            <text:p>−2.7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AAR</text:p>
          </table:table-cell>
          <table:table-cell table:style-name="ACE-0" office:value-type="string">
            <text:p>UWGA-1078</text:p>
          </table:table-cell>
          <table:table-cell table:style-name="ACE-0" office:value-type="float" office:value="-35.100200000000001">
            <text:p>−35.1002</text:p>
          </table:table-cell>
          <table:table-cell table:style-name="ACE-0" office:value-type="float" office:value="150.6456">
            <text:p>150.6456</text:p>
          </table:table-cell>
          <table:table-cell table:style-name="ACE-0" office:value-type="float" office:value="5780">
            <text:p>578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1</text:p>
          </table:table-cell>
          <table:table-cell table:style-name="ACE-0" office:value-type="float" office:value="-3.1499999999999999">
            <text:p>−3.1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2005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466</text:p>
          </table:table-cell>
          <table:table-cell table:style-name="ACE-0" office:value-type="float" office:value="-35.095799999999997">
            <text:p>−35.0958</text:p>
          </table:table-cell>
          <table:table-cell table:style-name="ACE-0" office:value-type="float" office:value="150.64840000000001">
            <text:p>150.6484</text:p>
          </table:table-cell>
          <table:table-cell table:style-name="ACE-0" office:value-type="float" office:value="6040">
            <text:p>604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A. trapezi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-1</text:p>
          </table:table-cell>
          <table:table-cell table:style-name="ACE-0" office:value-type="float" office:value="-2.2200000000000002">
            <text:p>−2.2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lossEtal2004,SlossEtal2007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lladul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OZG-226</text:p>
          </table:table-cell>
          <table:table-cell table:style-name="ACE-0" office:value-type="float" office:value="-35.095700000000001">
            <text:p>−35.0957</text:p>
          </table:table-cell>
          <table:table-cell table:style-name="ACE-0" office:value-type="float" office:value="150.64840000000001">
            <text:p>150.6484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. trigonella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43</text:p>
          </table:table-cell>
          <table:table-cell table:style-name="ACE-0" office:value-type="string">
            <text:p>39</text:p>
          </table:table-cell>
          <table:table-cell table:style-name="ACE-0" office:value-type="string">
            <text:p>0</text:p>
          </table:table-cell>
          <table:table-cell table:style-name="ACE-0" office:value-type="float" office:value="-4.3200000000000003">
            <text:p>−4.32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SlossEtal2004,SlossEtal2006,SlossEtal2007,LewisEtal2013</text:p>
          </table:table-cell>
          <table:table-cell table:number-columns-repeated="240" table:style-name="ACE-0"/>
        </table:table-row>
        <table:table-row table:style-name="AROW-0" table:number-rows-repeated="1731">
          <table:table-cell table:number-columns-repeated="256"/>
        </table:table-row>
        <table:table-row table:style-name="AROW-1" table:number-rows-repeated="74">
          <table:table-cell table:number-columns-repeated="256"/>
        </table:table-row>
        <table:table-row table:style-name="AROW-0" table:number-rows-repeated="6365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74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36:47Z</dc:date>
    <meta:creation-date>2022-10-27T08:15:17Z</meta:creation-date>
    <meta:generator>gnumeric/1.12.46</meta:generator>
  </office:meta>
</office:document-meta>
</file>